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ans Serif" svg:font-family="'Sans Serif'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Sans Serif" fo:font-size="12pt"/>
    </style:style>
    <style:style style:name="P2" style:family="paragraph" style:parent-style-name="Standard" style:list-style-name="L1">
      <style:paragraph-properties fo:text-align="start" style:justify-single-word="false"/>
      <style:text-properties fo:color="#000000" style:font-name="Sans Serif" fo:font-size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Sans Serif" fo:font-size="12pt"/>
    </style:style>
    <style:style style:name="P4" style:family="paragraph" style:parent-style-name="Standard">
      <style:paragraph-properties fo:text-align="center" style:justify-single-word="false"/>
      <style:text-properties fo:color="#000000" style:font-name="Sans Serif" fo:font-size="12pt"/>
    </style:style>
    <style:style style:name="P5" style:family="paragraph" style:parent-style-name="Standard">
      <style:paragraph-properties fo:text-align="end" style:justify-single-word="false"/>
      <style:text-properties fo:color="#000000" style:font-name="Sans Serif" fo:font-size="12pt"/>
    </style:style>
    <style:style style:name="P6" style:family="paragraph" style:parent-style-name="Standard">
      <style:paragraph-properties fo:text-align="end" style:justify-single-word="false"/>
      <style:text-properties fo:color="#000000" style:font-name="Sans Serif" fo:font-size="12pt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Sans Serif" fo:font-size="12pt"/>
    </style:style>
    <style:style style:name="P8" style:family="paragraph" style:parent-style-name="Standard" style:list-style-name="L2">
      <style:paragraph-properties fo:text-align="start" style:justify-single-word="false"/>
      <style:text-properties fo:color="#000000" style:font-name="Sans Serif" fo:font-size="12pt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style:font-name="Sans Serif" fo:font-size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tracked-changes>
        <text:changed-region text:id="ct341380360">
          <text:insertion>
            <office:change-info>
              <dc:creator>Mateusz Mielnicki</dc:creator>
              <dc:date>2011-03-29T21:07:00</dc:date>
            </office:change-info>
          </text:insertion>
        </text:changed-region>
        <text:changed-region text:id="ct341380464">
          <text:format-change>
            <office:change-info>
              <dc:creator>Mateusz Mielnicki</dc:creator>
              <dc:date>2011-03-29T21:07:00</dc:date>
            </office:change-info>
          </text:format-change>
        </text:changed-region>
        <text:changed-region text:id="ct178863168">
          <text:insertion>
            <office:change-info>
              <dc:creator>Unknown Author</dc:creator>
              <dc:date>2011-03-29T20:28:00</dc:date>
            </office:change-info>
          </text:insertion>
        </text:changed-region>
        <text:changed-region text:id="ct178862960">
          <text:deletion>
            <office:change-info>
              <dc:creator>Unknown Author</dc:creator>
              <dc:date>2011-03-29T20:28:00</dc:date>
            </office:change-info>
            <text:p text:style-name="P1">Rozwiązanie problemu komiwojażera przy pomocy symulowanego wyrzażaniani.</text:p>
          </text:deletion>
        </text:changed-region>
        <text:changed-region text:id="ct178862752">
          <text:insertion>
            <office:change-info>
              <dc:creator>Unknown Author</dc:creator>
              <dc:date>2011-03-29T20:28:00</dc:date>
            </office:change-info>
          </text:insertion>
        </text:changed-region>
        <text:changed-region text:id="ct341675344">
          <text:insertion>
            <office:change-info>
              <dc:creator>Mateusz Mielnicki</dc:creator>
              <dc:date>2011-03-29T21:10:00</dc:date>
            </office:change-info>
          </text:insertion>
        </text:changed-region>
        <text:changed-region text:id="ct342387496">
          <text:insertion>
            <office:change-info>
              <dc:creator>Mateusz Mielnicki</dc:creator>
              <dc:date>2011-03-29T21:11:00</dc:date>
            </office:change-info>
          </text:insertion>
        </text:changed-region>
        <text:changed-region text:id="ct341675552">
          <text:insertion>
            <office:change-info>
              <dc:creator>Unknown Author</dc:creator>
              <dc:date>2011-03-29T20:28:00</dc:date>
            </office:change-info>
          </text:insertion>
        </text:changed-region>
        <text:changed-region text:id="ct342387184">
          <text:deletion>
            <office:change-info>
              <dc:creator>Mateusz Mielnicki</dc:creator>
              <dc:date>2011-03-29T21:10:00</dc:date>
            </office:change-info>
            <text:p text:style-name="P1"/>
            <text:p text:style-name="P1">Wolno odiwedzić to samo miejsce dwa razy</text:p>
            <text:p text:style-name="P1"/>
          </text:deletion>
          <text:insertion>
            <office:change-info office:chg-author="Unknown Author" office:chg-date-time="2011-03-29T20:28:00"/>
          </text:insertion>
        </text:changed-region>
        <text:changed-region text:id="ct342387288">
          <text:deletion>
            <office:change-info>
              <dc:creator>Mateusz Mielnicki</dc:creator>
              <dc:date>2011-03-29T21:11:00</dc:date>
            </office:change-info>
            <text:p text:style-name="P1"/>
            <text:p text:style-name="P1">Reprezentacja:</text:p>
            <text:p text:style-name="P1">Macierz sąsiedztwa wiersze i kolumny j.</text:p>
            <text:p text:style-name="P1">Plik tekstowy wczytywany, separacja ze spacjami.</text:p>
          </text:deletion>
          <text:insertion>
            <office:change-info office:chg-author="Unknown Author" office:chg-date-time="2011-03-29T20:28:00"/>
          </text:insertion>
        </text:changed-region>
        <text:changed-region text:id="ct342387912">
          <text:deletion>
            <office:change-info>
              <dc:creator>Mateusz Mielnicki</dc:creator>
              <dc:date>2011-03-29T21:11:00</dc:date>
            </office:change-info>
            <text:p text:style-name="P1"/>
            <text:p text:style-name="P1"/>
          </text:deletion>
          <text:insertion>
            <office:change-info office:chg-author="Unknown Author" office:chg-date-time="2011-03-29T20:29:00"/>
          </text:insertion>
        </text:changed-region>
        <text:changed-region text:id="ct178862544">
          <text:insertion>
            <office:change-info>
              <dc:creator>Unknown Author</dc:creator>
              <dc:date>2011-03-29T20:29:00</dc:date>
            </office:change-info>
          </text:insertion>
        </text:changed-region>
        <text:changed-region text:id="ct342879520">
          <text:insertion>
            <office:change-info>
              <dc:creator>Mateusz Mielnicki</dc:creator>
              <dc:date>2011-03-29T21:15:00</dc:date>
            </office:change-info>
          </text:insertion>
        </text:changed-region>
        <text:changed-region text:id="ct342879208">
          <text:insertion>
            <office:change-info>
              <dc:creator>Mateusz Mielnicki</dc:creator>
              <dc:date>2011-03-29T21:16:00</dc:date>
            </office:change-info>
          </text:insertion>
        </text:changed-region>
        <text:changed-region text:id="ct342388120">
          <text:insertion>
            <office:change-info>
              <dc:creator>Mateusz Mielnicki</dc:creator>
              <dc:date>2011-03-29T21:12:00</dc:date>
            </office:change-info>
          </text:insertion>
        </text:changed-region>
        <text:changed-region text:id="ct342879104">
          <text:insertion>
            <office:change-info>
              <dc:creator>Mateusz Mielnicki</dc:creator>
              <dc:date>2011-03-29T21:18:00</dc:date>
            </office:change-info>
          </text:insertion>
        </text:changed-region>
        <text:changed-region text:id="ct342879000">
          <text:insertion>
            <office:change-info>
              <dc:creator>Mateusz Mielnicki</dc:creator>
              <dc:date>2011-03-29T21:19:00</dc:date>
            </office:change-info>
          </text:insertion>
        </text:changed-region>
        <text:changed-region text:id="ct342389056">
          <text:deletion>
            <office:change-info>
              <dc:creator>Mateusz Mielnicki</dc:creator>
              <dc:date>2011-03-29T21:12:00</dc:date>
            </office:change-info>
            <text:list xml:id="list41247479" text:style-name="L1">
              <text:list-header>
                <text:p text:style-name="P2"/>
              </text:list-header>
              <text:list-item>
                <text:p text:style-name="P2">Schładzanie</text:p>
              </text:list-item>
            </text:list>
          </text:deletion>
          <text:insertion>
            <office:change-info office:chg-author="Unknown Author" office:chg-date-time="2011-03-29T20:29:00"/>
          </text:insertion>
        </text:changed-region>
        <text:changed-region text:id="ct342387704">
          <text:insertion>
            <office:change-info>
              <dc:creator>Unknown Author</dc:creator>
              <dc:date>2011-03-29T20:29:00</dc:date>
            </office:change-info>
          </text:insertion>
        </text:changed-region>
        <text:changed-region text:id="ct342389680">
          <text:deletion>
            <office:change-info>
              <dc:creator>Mateusz Mielnicki</dc:creator>
              <dc:date>2011-03-29T21:12:00</dc:date>
            </office:change-info>
            <text:p text:style-name="P1">Metoda Generowania trasy początkowej</text:p>
          </text:deletion>
          <text:insertion>
            <office:change-info office:chg-author="Unknown Author" office:chg-date-time="2011-03-29T20:29:00"/>
          </text:insertion>
        </text:changed-region>
        <text:changed-region text:id="ct342388848">
          <text:insertion>
            <office:change-info>
              <dc:creator>Unknown Author</dc:creator>
              <dc:date>2011-03-29T20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kt zaliczeniowy z przedmiotu<text:change-start text:change-id="ct341380360"/> <text:change-end text:change-id="ct341380360"/> GI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change-start text:change-id="ct341380464"/>Autorzy:<text:change-end text:change-id="ct341380464"/></text:p>
      <text:p text:style-name="P5">Mateusz Mielnicki</text:p>
      <text:p text:style-name="P5">Tomasz Kogut</text:p>
      <text:p text:style-name="P5"/>
      <text:p text:style-name="P1">Temat: "<text:change-start text:change-id="ct178863168"/>Optymalizacja czasu podróży za pomocą symulowanego wyżarzania - problem komiwojażera dla grafu niepełnego skierowanego<text:change-end text:change-id="ct178863168"/><text:change text:change-id="ct178862960"/>"<text:change-start text:change-id="ct178862752"/></text:p>
      <text:p text:style-name="P1"><text:change-end text:change-id="ct178862752"/><text:change-start text:change-id="ct341675344"/></text:p>
      <text:p text:style-name="P1">Szczegóły implementacji:</text:p>
      <text:list xml:id="list41229720" text:style-name="L2">
        <text:list-item>
          <text:p text:style-name="P8">Możliwość wielokrotnego odwiedzania miast</text:p>
        </text:list-item>
        <text:list-item>
          <text:p text:style-name="P8"><text:change-end text:change-id="ct341675344"/><text:change-start text:change-id="ct342387496"/>Reprezentacja wejściowa: macierz sąsiedztwa</text:p>
        </text:list-item>
        <text:list-item>
          <text:p text:style-name="P8">Dane wejściowe: plik tekstowy zawierający elementy macierzy rozdzielone spacjami<text:change-end text:change-id="ct342387496"/><text:change-start text:change-id="ct341675552"/></text:p>
        </text:list-item>
      </text:list>
      <text:p text:style-name="P1"><text:change-end text:change-id="ct341675552"/><text:change text:change-id="ct342387184"/><text:change text:change-id="ct342387288"/><text:change text:change-id="ct342387912"/><text:change-start text:change-id="ct178862544"/></text:p>
      <text:p text:style-name="P1">Problemy:</text:p>
      <text:list xml:id="list41332088" text:continue-list="list41247479" text:style-name="L1">
        <text:list-item>
          <text:p text:style-name="P2">Generowanie sąsiedztwa<text:change-end text:change-id="ct178862544"/><text:change-start text:change-id="ct342879520"/></text:p>
          <text:p text:style-name="P2">Sąsiedztwo na podstawie odległości wyliczanej geometrycznie ze współ<text:change-end text:change-id="ct342879520"/><text:change-start text:change-id="ct342879208"/>rzędnych miast.<text:change-end text:change-id="ct342879208"/><text:change-start text:change-id="ct342388120"/></text:p>
          <text:p text:style-name="P2">Wstępna implementacja: losowe generowanie współrzędnych miast</text:p>
          <text:p text:style-name="P2">Docelowa implementacja: pobieranie współrzędnych miast z dodatkowego pliku wejściowego</text:p>
        </text:list-item>
        <text:list-item>
          <text:p text:style-name="P2">Schładzanie</text:p>
          <text:p text:style-name="P2">Schładzanie będzie następowało iteracyjnie przy pomocy wzoru T=nT, gdzie n będzie wartością konfigurowalną w zakresie od 0 do 1. Tak wyliczana temperatura będzie zaokrąglana do 3 miejsc po przecinku, a schładzanie zakończy się przy osiągnięciu temperatury 0.</text:p>
        </text:list-item>
        <text:list-item>
          <text:p text:style-name="P2">Metoda Generowania trasy początkowej<text:change-end text:change-id="ct342388120"/><text:change-start text:change-id="ct342879104"/></text:p>
          <text:p text:style-name="P2">Wstępna implementacja: losow<text:change-end text:change-id="ct342879104"/><text:change-start text:change-id="ct342879000"/>e generowanie trasy początkowej</text:p>
          <text:p text:style-name="P2">Docelowa implementacja: wybieranie losowo pierwszego miasta, a następnie dodawanie do ścieżki najbliższego z nieodwiedzonych jeszcze miast<text:change-end text:change-id="ct342879000"/><text:change text:change-id="ct342389056"/><text:change-start text:change-id="ct342387704"/></text:p>
        </text:list-item>
      </text:list>
      <text:p text:style-name="P1"><text:change-end text:change-id="ct342387704"/><text:change text:change-id="ct342389680"/><text:change-start text:change-id="ct342388848"/></text:p>
      <text:p text:style-name="P1"/>
      <text:p text:style-name="P1"><text:change-end text:change-id="ct342388848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Sans Serif" svg:font-family="'Sans Serif'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Document_20_Title" style:display-name="Document Title" style:family="paragraph" style:next-style-name="Standard">
      <style:text-properties fo:font-size="24pt" fo:font-weight="bold"/>
    </style:style>
    <style:style style:name="Head_20_1" style:display-name="Head 1" style:family="paragraph" style:next-style-name="Standard" style:list-style-name="L">
      <style:paragraph-properties fo:text-align="start" style:justify-single-word="false"/>
      <style:text-properties fo:font-size="20pt" fo:font-weight="bold"/>
    </style:style>
    <style:style style:name="Head_20_2" style:display-name="Head 2" style:family="paragraph" style:next-style-name="Standard" style:list-style-name="L1">
      <style:paragraph-properties fo:text-align="start" style:justify-single-word="false"/>
      <style:text-properties fo:font-size="16pt" fo:font-weight="bold"/>
    </style:style>
    <style:style style:name="Head_20_3" style:display-name="Head 3" style:family="paragraph" style:next-style-name="Standard" style:list-style-name="L2">
      <style:paragraph-properties fo:text-align="start" style:justify-single-word="false"/>
      <style:text-properties fo:font-size="12pt" fo:font-weight="bold"/>
    </style:style>
    <style:style style:name="Enumerated_20_List" style:display-name="Enumerated List" style:family="paragraph" style:list-style-name="L">
      <style:paragraph-properties fo:text-align="start" style:justify-single-word="false"/>
    </style:style>
    <style:style style:name="Alphabetical_20_List" style:display-name="Alphabetical List" style:family="paragraph" style:list-style-name="L3">
      <style:paragraph-properties fo:text-align="start" style:justify-single-word="false"/>
    </style:style>
    <style:style style:name="Bullet_20_List" style:display-name="Bullet List" style:family="paragraph" style:list-style-name="L4">
      <style:paragraph-properties fo:text-align="start" style:justify-single-word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669cm" style:num-format="1" style:print-orientation="portrait" fo:margin-top="1.482cm" fo:margin-bottom="1.482cm" fo:margin-left="0.988cm" fo:margin-right="0.98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/>
    <meta:initial-creator>Nieznany</meta:initial-creator>
    <meta:editing-cycles>4</meta:editing-cycles>
    <dc:date>2011-03-29T21:19:46.44</dc:date>
    <meta:creation-date>2011-03-28T19:35:32</meta:creation-date>
    <meta:editing-duration>PT00H23M18S</meta:editing-duration>
    <meta:document-statistic meta:table-count="0" meta:image-count="0" meta:object-count="0" meta:page-count="1" meta:paragraph-count="26" meta:word-count="180" meta:character-count="1426"/>
    <dc:creator>Mateusz Mielnicki</dc:creator>
  </office:meta>
</office:document-meta>
</file>